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12CDBF6DCB930E58B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4ef2b" officeooo:paragraph-rsid="0004ef2b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3.1252in" svg:height="3.1252in" draw:z-index="0"><draw:image xlink:href="Pictures/100002010000012C0000012CDBF6DCB930E58B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más Zolnai</meta:initial-creator>
    <meta:creation-date>2020-01-14T16:11:26.353640498</meta:creation-date>
    <meta:generator>LibreOffice/6.4.7.2$Linux_X86_64 LibreOffice_project/40$Build-2</meta:generator>
    <dc:date>2021-06-29T11:20:16.159454634</dc:date>
    <meta:editing-duration>PT2M4S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